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Flash-card</text:p>
      <text:p text:style-name="P6">Départ</text:p>
      <text:p text:style-name="P7"><text:tab/><text:span text:style-name="T2">création de famille</text:span><text:span text:style-name="T1"> </text:span></text:p>
      <text:p text:style-name="P2">Clique sur la gauche le liens : <text:span text:style-name="T3">creation de famille</text:span><text:span text:style-name="T4"> </text:span></text:p>
      <text:p text:style-name="P3">Un formulaire vide</text:p>
      <text:p text:style-name="P3">dessous TOUTES <text:s/>les familles sont afficher </text:p>
      <text:p text:style-name="P3">Une fois le formulaire remplis ont clique sur OK</text:p>
      <text:p text:style-name="P3">La famille est enregistrer dans un tableau </text:p>
      <text:p text:style-name="P3"/>
      <text:p text:style-name="P5">Création de flash-Cards</text:p>
      <text:p text:style-name="P3">clique sur <text:span text:style-name="T3">creation flash-carte</text:span></text:p>
      <text:p text:style-name="P3">Un menue déroulant avec TOUTE les famille (Si possible dans <text:tab/>l'ordre )</text:p>
      <text:p text:style-name="P3">2 Textarea l'un sur l'autre </text:p>
      <text:p text:style-name="P3"><text:tab/>1er la question</text:p>
      <text:p text:style-name="P3"><text:tab/>2eme La réponse</text:p>
      <text:p text:style-name="P3">Sélectionne la famille (facultatif ) Remplie les textarea</text:p>
      <text:p text:style-name="P3">Clique sur <text:span text:style-name="T3">Envoyer</text:span></text:p>
      <text:p text:style-name="P3">Enregistre la carte , avec la DATE du jour , et le niveau 0 ou 1</text:p>
      <text:p text:style-name="P3"/>
      <text:p text:style-name="P5">Utiliser une flash-carte</text:p>
      <text:p text:style-name="P3"/>
      <text:p text:style-name="P3">Une carte est tirer au sort si et seulement si la date du jour de vue est égale ou inférieur a la date du jour </text:p>
      <text:p text:style-name="P3"/>
      <text:p text:style-name="P3">Si la question est correctement répondu alors la carte change de niveau , puis a une date de vue correspondant au niveau </text:p>
      <text:p text:style-name="P3"/>
      <text:p text:style-name="P3">Si la réponse est fausse , alors le niveau passe a 1 , est la date du jour est le lendemai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4T20:45:34.71</meta:creation-date>
    <dc:date>2018-02-26T07:15:47.66</dc:date>
    <meta:editing-duration>PT21M20S</meta:editing-duration>
    <meta:editing-cycles>16</meta:editing-cycles>
    <meta:generator>OpenOffice/4.1.5$Win32 OpenOffice.org_project/415m1$Build-9789</meta:generator>
    <meta:document-statistic meta:table-count="0" meta:image-count="0" meta:object-count="0" meta:page-count="1" meta:paragraph-count="21" meta:word-count="169" meta:character-count="914"/>
  </office:meta>
</office:document-meta>
</file>